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6784" calcext:value-type="float">
            <text:p>76.3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5032" calcext:value-type="float">
            <text:p>76.0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8568" calcext:value-type="float">
            <text:p>74.6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2271</text:p>
          </table:table-cell>
          <table:table-cell office:value-type="string" calcext:value-type="string">
            <text:p>12N 41W 24ADDD:5982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